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.736cm" svg:height="13.049cm" svg:x="2cm" svg:y="2.1cm">
          <draw:text-box>
            <text:p>[main.c] </text:p>
            <text:p>ready() - put tasks into queue</text:p>
            <text:p>pick_proc() - pick process/task</text:p>
            <text:p>run_proc() - run it</text:p>
            <text:p><text:tab/>Then, it goes to a task procedure by an interrupt, eventually</text:p>
            <text:p><text:tab/>- task procedure</text:p>
            <text:p><text:tab/><text:tab/>- receive(...)</text:p>
            <text:p><text:tab/><text:tab/><text:tab/>- system_call function</text:p>
            <text:p><text:tab/><text:tab/><text:tab/><text:tab/>- kernel_receive(): it sets message pointer </text:p>
            <text:p><text:tab/><text:tab/><text:tab/><text:tab/><text:tab/>- unready() because there is no message arrived for the task</text:p>
            <text:p><text:tab/><text:tab/><text:tab/><text:tab/><text:tab/><text:tab/>- pick_proc(): pick next task</text:p>
            <text:p><text:tab/><text:tab/><text:tab/><text:tab/><text:tab/>- return </text:p>
            <text:p><text:tab/><text:tab/><text:tab/><text:tab/>- return</text:p>
            <text:p><text:tab/><text:tab/><text:tab/>- run_proc(): run the next task</text:p>
            <text:p><text:tab/><text:tab/><text:tab/><text:tab/><text:tab/> </text:p>
            <text:p>- each task is picked and run until it blocks because of unavaible message</text:p>
            <text:p>- Eventually, the kernel goes to 'IDLE' statu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31T20:20:27</meta:creation-date>
    <dc:date>2014-01-31T20:26:54</dc:date>
    <meta:editing-duration>PT1M11S</meta:editing-duration>
    <meta:editing-cycles>2</meta:editing-cycles>
    <meta:generator>LibreOffice/3.5$Linux_X86_64 LibreOffice_project/350m1$Build-2</meta:generator>
    <meta:document-statistic meta:object-count="1"/>
  </office:meta>
</office:document-meta>
</file>